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NDVI 2009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 NDVI</text:p>
          </table:table-cell>
          <table:table-cell office:value-type="string">
            <text:p>July 1<text:span text:style-name="T1">st</text:span> 2009</text:p>
          </table:table-cell>
        </table:table-row>
        <table:table-row table:style-name="ro2">
          <table:table-cell office:value-type="string">
            <text:p>Plot # </text:p>
          </table:table-cell>
          <table:table-cell office:value-type="string">
            <text:p>biomass (g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.1305">
            <text:p>25.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4.8744">
            <text:p>34.8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2.2758">
            <text:p>32.2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.1782">
            <text:p>32.1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.764">
            <text:p>29.7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.7718">
            <text:p>31.7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.3781">
            <text:p>14.3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2.6817">
            <text:p>42.6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.9335">
            <text:p>5.9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.6281">
            <text:p>23.6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.686">
            <text:p>26.6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8.8399">
            <text:p>48.8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4.6871">
            <text:p>54.6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.9296">
            <text:p>17.9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.3504">
            <text:p>12.3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3">08/03/2009</text:date>, <text:time>20:0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20:04:31.97</meta:creation-date>
    <dc:date>2009-08-03T20:08:38.19</dc:date>
    <meta:editing-duration>PT00H04M06S</meta:editing-duration>
    <meta:editing-cycles>1</meta:editing-cycles>
    <meta:document-statistic meta:table-count="3" meta:cell-count="34" meta:object-count="0"/>
    <meta:generator>OpenOffice.org/3.0$Win32 OpenOffice.org_project/300m15$Build-9379</meta:generator>
  </office:meta>
</office:document-meta>
</file>